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MT" svg:font-family="ArialMT"/>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3" style:family="paragraph" style:parent-style-name="Standard">
      <style:text-properties style:font-name="Arial" fo:language="en" fo:country="US" officeooo:paragraph-rsid="001b92ce" style:language-complex="ar" style:country-complex="SA"/>
    </style:style>
    <style:style style:name="P14" style:family="paragraph" style:parent-style-name="Standard">
      <style:text-properties style:font-name="Arial" fo:language="en" fo:country="US" officeooo:rsid="001febee" officeooo:paragraph-rsid="001b92ce"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Body">
      <style:text-properties officeooo:paragraph-rsid="001b92ce"/>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1b92ce"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1" style:family="paragraph" style:parent-style-name="Standard">
      <style:text-properties fo:language="en" fo:country="US" style:language-complex="ar" style:country-complex="SA"/>
    </style:style>
    <style:style style:name="P22" style:family="paragraph" style:parent-style-name="Text_20_body">
      <style:text-properties style:font-name="Helvetica" fo:font-size="10pt"/>
    </style:style>
    <style:style style:name="P23" style:family="paragraph" style:parent-style-name="Text_20_body">
      <style:text-properties style:font-name="Helvetica" fo:font-size="10pt" officeooo:paragraph-rsid="002642c3"/>
    </style:style>
    <style:style style:name="P24" style:family="paragraph" style:parent-style-name="Text_20_body" style:list-style-name="L1">
      <style:paragraph-properties fo:text-align="start" style:justify-single-word="false"/>
      <style:text-properties style:font-name="Helvetica" fo:font-size="10pt"/>
    </style:style>
    <style:style style:name="P25" style:family="paragraph" style:parent-style-name="Text_20_body" style:list-style-name="L1">
      <style:paragraph-properties fo:text-align="start" style:justify-single-word="false"/>
      <style:text-properties style:font-name="Helvetica" fo:font-size="10pt" officeooo:paragraph-rsid="002642c3"/>
    </style:style>
    <style:style style:name="P26" style:family="paragraph" style:parent-style-name="Text_20_body" style:list-style-name="L1">
      <style:paragraph-properties fo:text-align="start" style:justify-single-word="false"/>
      <style:text-properties style:font-name="Helvetica" fo:font-size="10pt" officeooo:paragraph-rsid="00276a8c"/>
    </style:style>
    <style:style style:name="P27" style:family="paragraph" style:parent-style-name="Text_20_body">
      <style:text-properties fo:color="#ff0000" fo:language="en" fo:country="US" fo:font-style="italic" officeooo:paragraph-rsid="002642c3" style:font-style-asian="italic" style:language-complex="ar" style:country-complex="SA"/>
    </style:style>
    <style:style style:name="P28" style:family="paragraph" style:parent-style-name="Heading_20_1">
      <style:text-properties fo:language="en" fo:country="US" style:language-complex="ar" style:country-complex="SA"/>
    </style:style>
    <style:style style:name="P29" style:family="paragraph" style:parent-style-name="Heading_20_1">
      <style:paragraph-properties fo:break-before="page"/>
      <style:text-properties fo:language="en" fo:country="US" style:language-complex="ar" style:country-complex="SA"/>
    </style:style>
    <style:style style:name="P30" style:family="paragraph" style:parent-style-name="Heading_20_3">
      <style:text-properties officeooo:rsid="00276f27" officeooo:paragraph-rsid="00276f27"/>
    </style:style>
    <style:style style:name="P31" style:family="paragraph" style:parent-style-name="Heading_20_3">
      <style:text-properties officeooo:rsid="002b1548" officeooo:paragraph-rsid="002b1548"/>
    </style:style>
    <style:style style:name="P32" style:family="paragraph" style:parent-style-name="Body">
      <style:paragraph-properties fo:text-align="center" style:justify-single-word="false"/>
    </style:style>
    <style:style style:name="P33" style:family="paragraph" style:parent-style-name="Body">
      <style:text-properties officeooo:paragraph-rsid="0024c735"/>
    </style:style>
    <style:style style:name="P34" style:family="paragraph" style:parent-style-name="Body">
      <style:text-properties officeooo:rsid="00276f27" officeooo:paragraph-rsid="00276f27"/>
    </style:style>
    <style:style style:name="P35" style:family="paragraph" style:parent-style-name="Body">
      <style:text-properties officeooo:rsid="00293bc8" officeooo:paragraph-rsid="00293bc8"/>
    </style:style>
    <style:style style:name="P36" style:family="paragraph" style:parent-style-name="Body">
      <style:text-properties officeooo:paragraph-rsid="00293bc8"/>
    </style:style>
    <style:style style:name="P37" style:family="paragraph" style:parent-style-name="Body">
      <style:text-properties officeooo:rsid="002b1548" officeooo:paragraph-rsid="002b1548"/>
    </style:style>
    <style:style style:name="P38" style:family="paragraph" style:parent-style-name="Body" style:list-style-name="L2">
      <style:text-properties officeooo:rsid="002b1548" officeooo:paragraph-rsid="002b1548"/>
    </style:style>
    <style:style style:name="P39" style:family="paragraph" style:parent-style-name="Body" style:list-style-name="L3">
      <style:text-properties officeooo:rsid="002b1548" officeooo:paragraph-rsid="002b1548"/>
    </style:style>
    <style:style style:name="P40" style:family="paragraph" style:parent-style-name="Body">
      <style:text-properties officeooo:rsid="002bde5c" officeooo:paragraph-rsid="002bde5c"/>
    </style:style>
    <style:style style:name="P41" style:family="paragraph" style:parent-style-name="CellBody">
      <style:paragraph-properties style:snap-to-layout-grid="false"/>
      <style:text-properties fo:language="en" fo:country="US" officeooo:rsid="00293bc8" officeooo:paragraph-rsid="00293bc8" style:language-complex="ar" style:country-complex="SA"/>
    </style:style>
    <style:style style:name="P42" style:family="paragraph" style:parent-style-name="CellBody">
      <style:paragraph-properties fo:keep-with-next="always" style:snap-to-layout-grid="false"/>
      <style:text-properties fo:language="en" fo:country="US" officeooo:rsid="00293bc8" officeooo:paragraph-rsid="00293bc8"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1b92ce" style:language-complex="ar" style:country-complex="SA"/>
    </style:style>
    <style:style style:name="P45" style:family="paragraph" style:parent-style-name="Heading_20_2">
      <style:text-properties fo:language="en" fo:country="US" officeooo:rsid="001febee" officeooo:paragraph-rsid="001b92ce" style:language-complex="ar" style:country-complex="SA"/>
    </style:style>
    <style:style style:name="P46" style:family="paragraph" style:parent-style-name="Heading_20_2">
      <style:text-properties officeooo:rsid="00276f27" officeooo:paragraph-rsid="00276f27"/>
    </style:style>
    <style:style style:name="P47" style:family="paragraph" style:parent-style-name="Heading_20_2">
      <style:text-properties officeooo:rsid="002b1548" officeooo:paragraph-rsid="002b1548"/>
    </style:style>
    <style:style style:name="P48"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9"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642c3" style:language-complex="ar" style:country-complex="SA"/>
    </style:style>
    <style:style style:name="T8" style:family="text">
      <style:text-properties fo:language="en" fo:country="US" officeooo:rsid="0026d92d" style:language-complex="ar" style:country-complex="SA"/>
    </style:style>
    <style:style style:name="T9" style:family="text">
      <style:text-properties fo:language="en" fo:country="US" officeooo:rsid="00276a8c" style:language-complex="ar" style:country-complex="SA"/>
    </style:style>
    <style:style style:name="T10" style:family="text">
      <style:text-properties style:font-name="Courier New"/>
    </style:style>
    <style:style style:name="T11" style:family="text">
      <style:text-properties officeooo:rsid="0024a425"/>
    </style:style>
    <style:style style:name="T12" style:family="text">
      <style:text-properties officeooo:rsid="0024c735"/>
    </style:style>
    <style:style style:name="T13" style:family="text">
      <style:text-properties officeooo:rsid="002642c3"/>
    </style:style>
    <style:style style:name="T14" style:family="text">
      <style:text-properties officeooo:rsid="00276f27"/>
    </style:style>
    <style:style style:name="T15" style:family="text">
      <style:text-properties officeooo:rsid="00293bc8"/>
    </style:style>
    <style:style style:name="T16" style:family="text">
      <style:text-properties officeooo:rsid="0029ea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paragraph" svg:width="17.78cm" svg:height="7.893cm" draw:z-index="0"><draw:image xlink:href="Pictures/1000020100000427000001D858483800E19BA5DB.png" xlink:type="simple" xlink:show="embed" xlink:actuate="onLoad"/></draw:frame></text:p>
      <text:p text:style-name="P10"><text:user-defined style:data-style-name="N0" text:name="RFP Title">RFP 183: JPA Service Updates</text:user-defined></text:p>
      <text:p text:style-name="P10"><text:span text:style-name="T2">Draft<text:line-break/><text:line-break/></text:span><text:span text:style-name="T2"><text:page-count style:num-format="1">9</text:page-count></text:span><text:span text:style-name="T2"> Pages</text:span></text:p>
      <text:p text:style-name="P10"><text:span text:style-name="T3"/></text:p>
      <text:p text:style-name="P7">Abstract</text:p>
      <text:p text:style-name="P8">10 point Arial Centered.</text:p>
      <text:p text:style-name="P32">The OSGi JPA Service provides a modular mechanism for using JPA within an OSGi framework. Version 1.0 <text:s/>of the JPA Service was introduced in the OSGi Enterprise Specification Release 4.2. Since this time there have been new versions of the JPA Specification, and new related OSGi specifications such as the Transaction Control Service. This RFP gathers updated requirements to ensure the continued usefulness of the JPA service.</text:p>
      <text:h text:style-name="P29" text:outline-level="1" text:restart-numbering="true" text:start-value="-1">Document Information</text:h>
      <text:h text:style-name="P44" text:outline-level="2">License</text:h>
      <text:p text:style-name="P20">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4">I HEREBY ACKNOWLEDGE AND AGREE TO THE TERMS AND CONDITIONS DELINEATED ABOVE.</text:p>
      <text:h text:style-name="P4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P16"><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1">1 Introduction<text:tab/>4</text:p>
          <text:p text:style-name="P11">2 Application Domain<text:tab/>4</text:p>
          <text:p text:style-name="P4">2.1 Terminology + Abbreviations<text:tab/>5</text:p>
          <text:p text:style-name="P11">3 Problem Description<text:tab/>5</text:p>
          <text:p text:style-name="P11">4 Use Cases<text:tab/>5</text:p>
          <text:p text:style-name="P11">5 Requirements<text:tab/>6</text:p>
          <text:p text:style-name="P11">6 Document Support<text:tab/>6</text:p>
          <text:p text:style-name="P4">6.1 References<text:tab/>6</text:p>
          <text:p text:style-name="P4">6.2 Author’s Address<text:tab/>6</text:p>
          <text:p text:style-name="P4">6.3 End of Document<text:tab/>6</text:p>
        </text:index-body>
      </text:table-of-content>
      <text:p text:style-name="P18"><text:soft-page-break/></text:p>
      <text:h text:style-name="P43"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8"><text:span text:style-name="T10">Source code is shown in this typeface</text:span>.</text:p>
      <text:h text:style-name="P43"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CellBody"><text:span text:style-name="T11">Aug</text:span> <text:span text:style-name="T11">17</text:span> <text:span text:style-name="T11">2016</text:span></text:p>
          </table:table-cell>
          <table:table-cell table:style-name="Table1.C1" office:value-type="string">
            <text:p text:style-name="CellBody"><text:span text:style-name="T11">Initial version Tim Ward</text:span>, <text:span text:style-name="T11">Paremus</text:span></text:p>
          </table:table-cell>
        </table:table-row>
      </table:table>
      <text:p text:style-name="P18"/>
      <text:h text:style-name="P28" text:outline-level="1">Introduction</text:h>
      <text:p text:style-name="Text_20_body">The Java Persistence API <text:span text:style-name="T11">may be</text:span> <text:span text:style-name="T11">used</text:span> <text:span text:style-name="T11">in</text:span> Java EE, <text:span text:style-name="T11">Java SE and OSGi as a</text:span> standard API <text:span text:style-name="T11">for</text:span> O-R mapping. <text:span text:style-name="T12">Using JPA in OSGi requires the use of the OSGi JPA Service. This service discovers persistence units contained inside persistence bundles and registers EntityManagerFactory and/or EntityManagerFactoryBuilder services for them.</text:span></text:p>
      <text:p text:style-name="P22">This document describes the <text:span text:style-name="T12">updated </text:span>requirements that must be met in order for <text:span text:style-name="T12">the OSGi </text:span>JPA <text:span text:style-name="T12">service to be used with newer versions of the JPA Service specification. It also details a number of necessary</text:span> <text:span text:style-name="T12">enhancements required in order for the JPA service to be easily integrated with other OSGi specifications, such as the Transaction Control Service.</text:span></text:p>
      <text:p text:style-name="P17"/>
      <text:h text:style-name="Heading_20_1" text:outline-level="1"><text:soft-page-break/><text:span text:style-name="T5">Application Domain</text:span></text:h>
      <text:p text:style-name="P33">JPA is a critical layer in any Java application. It is used to read and write to the relational database through JDBC drivers without having to embed database-specific code in the application.. </text:p>
      <text:p text:style-name="P22">Virtually any application can use JPA to meet <text:span text:style-name="T12">its</text:span>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 </text:p>
      <text:p text:style-name="P23">JPA runs in two different modes, depending upon the environment that it is being used in. When running in Java SE, or a non-container environment, the bootstrap Persistence API class is used with local transactions. When used in a Java EE container, or any other compliant JPA container host, the container provides persistence provider detection and loading, as well as injection services of certain useful JPA resources. </text:p>
      <text:p text:style-name="P23"><text:span text:style-name="T13">JPA in an</text:span> OSGi framework <text:span text:style-name="T13">supports both of these two modes using OSGi services, the Persistence bootstrap class can discover these OSGi services, as can injection containers such as Declarative Services and OSGi Blueprint.</text:span></text:p>
      <text:p text:style-name="P27"/>
      <text:h text:style-name="P43" text:outline-level="2">Terminology + Abbreviations</text:h>
      <text:p text:style-name="Body"><text:span text:style-name="T5"/></text:p>
      <text:list xml:id="list1823431946765869870" text:style-name="L1">
        <text:list-item>
          <text:p text:style-name="P26"><text:span text:style-name="T7">JPA: Java Persistence API </text:span></text:p>
        </text:list-item>
        <text:list-item>
          <text:p text:style-name="P25"><text:span text:style-name="T7">Persistence Unit: The JPA unit(s) of configuration stored in an external persistence XML file </text:span></text:p>
        </text:list-item>
        <text:list-item>
          <text:p text:style-name="P25"><text:span text:style-name="T7">Resource Local</text:span><text:span text:style-name="T5"> </text:span><text:span text:style-name="T7">Persistence Unit</text:span><text:span text:style-name="T5">: A</text:span><text:span text:style-name="T7"> Persistence Unit that is configured to use local transactions</text:span></text:p>
        </text:list-item>
        <text:list-item>
          <text:p text:style-name="P25"><text:span text:style-name="T8">JTA Persistence Unit</text:span><text:span text:style-name="T5">: A </text:span><text:span text:style-name="T8">Persistence Unit</text:span><text:span text:style-name="T5"> that has a life cycle </text:span><text:span text:style-name="T9">which is tied to an ongoing transaction</text:span><text:span text:style-name="T5"> </text:span></text:p>
        </text:list-item>
        <text:list-item>
          <text:p text:style-name="P25"><text:span text:style-name="T5">Entity Manager: The main entry point object to provide JPA operations</text:span></text:p>
        </text:list-item>
        <text:list-item>
          <text:p text:style-name="P25"><text:span text:style-name="T5">Java EE: Java Enterprise Edition, the enterprise Java development and runtime platform </text:span></text:p>
        </text:list-item>
        <text:list-item>
          <text:p text:style-name="P24">Java SE: Java Standard Edition, the standard Java development and runtime platform </text:p>
        </text:list-item>
        <text:list-item>
          <text:p text:style-name="P24">JPA Container: Any container that supports and implements the container SPI, invokes JPA providers, and injects EntityManager and EntityManagerFactory instances into client classes </text:p>
        </text:list-item>
        <text:list-item>
          <text:p text:style-name="P25">JPA Provider: A vendor implementation of the JPA interfaces</text:p>
        </text:list-item>
        <text:list-item>
          <text:p text:style-name="P25">Managed Class: Class that can be mapped to the database, viz. an entity, embeddable or mapped superclass </text:p>
        </text:list-item>
        <text:list-item>
          <text:p text:style-name="P24">SPI: Service Provider Interface, or an interface that can be used to invoke a JPA Provider offering a specific service </text:p>
        </text:list-item>
        <text:list-item>
          <text:p text:style-name="P25">Persistence Provider: see JPA Provider</text:p>
          <text:p text:style-name="P25"/>
        </text:list-item>
      </text:list>
      <text:p text:style-name="Body"><text:span text:style-name="T5"/></text:p>
      <text:h text:style-name="P28" text:outline-level="1"><text:soft-page-break/>Problem Description</text:h>
      <text:p text:style-name="Body">The OSG<text:span text:style-name="T14">i JPA Service is a flexible way to use JPA in an OSGi environment, and solves many problems. Persistence Bundles are processed by a JPA Service extender, and any persistence units that they define gain associated EntityManagerFactoryBuilder services.</text:span></text:p>
      <text:p text:style-name="P35">Many use cases are adequately addressed by the OSGi JPA Service 1.0, however there are a number of problems that have emerged over the years since its release.</text:p>
      <text:h text:style-name="P46" text:outline-level="2">Problems</text:h>
      <text:h text:style-name="P30" text:outline-level="3">JPA Base version</text:h>
      <text:p text:style-name="P34">The OSGi JPA Service version 1.0 defines support for JPA version 1.0, however the current version of the JPA specification is 2.1. Modern applications make extensive use of these new JPA features, and the OSGi JPA service should also support them.</text:p>
      <text:p text:style-name="P34">It should also be noted that despite the increase in the major version of the JPA specification there has been no breaking change to the API. Semantic versioning for the API is therefore difficult, <text:span text:style-name="T15">and it can be challenging to ensure that JPA clients and providers share a common view of the API.</text:span></text:p>
      <text:h text:style-name="P30" text:outline-level="3">Requiring the JPA Extender</text:h>
      <text:p text:style-name="P36"><text:span text:style-name="T15">The OSGi JPA Service version 1.0 defines an extender model using the Meta-Persistence header, however there is no associated requirement/capability for this extender. This means that automatic resolution and deployment of systems using the JPA service is difficult. </text:span></text:p>
      <text:h text:style-name="P30" text:outline-level="3">Incomplete/Complete Persistence Units</text:h>
      <text:p text:style-name="P35">The OSGi JPA service does not require that a persistence unit be complete (i.e. contain the full configuration for the persistence unit). Additional configuration and/or configuration overrides can be provided using the EntityManagerFactoryBuilder service. An incomplete persistence unit is one that does not provide database connection information.</text:p>
      <text:p text:style-name="P35">The lifecycle of incp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36"><text:span text:style-name="T15">In general incomplete persistence units are preferable to complete persistence units as they allow the database configuration to be completely defined by configuration, rather than being packaged in to the persistence bundle. The Specification chapter should more clearly describe this model, along with any recommendations.</text:span></text:p>
      <text:h text:style-name="P30" text:outline-level="3">Standard properties</text:h>
      <text:p text:style-name="Body">The JPA 2.0 and 2.1 specifications have defined a number of standard property names for things such as the database metadata, and other persistence unit configuration. <text:span text:style-name="T16">The JPA Service specification should be clear that such properties can be passed to an EntityManagerFactoryBuilder and will take precedence over any properties defined in the persistence unit. This can, for example, be used to supply a DataSource to an incomplete (or complete) persistence unit, or to change the transaction type of the Persistence unit from its default type.</text:span></text:p>
      <text:h text:style-name="P28" text:outline-level="1"><text:soft-page-break/>Use Cases</text:h>
      <text:h text:style-name="P47" text:outline-level="2">Using the JPA Service</text:h>
      <text:h text:style-name="P31" text:outline-level="3">Maximum Compatibility</text:h>
      <text:p text:style-name="P37">As the author of a persistence bundle I wish my managed classes to work with the widest number of JPA implementations possible. As the JPA specification does not use semantic versioning it is very difficult to ensure that a compatible version of the JPA API packages is available. </text:p>
      <text:p text:style-name="P37">For example if I write my application using purely the JPA version 1.0, then I wish this persistence bundle to also be usable with JPA 2.1</text:p>
      <text:h text:style-name="P31" text:outline-level="3">Latest Features</text:h>
      <text:p text:style-name="P37">As the author of a data access service using JPA I wish to use modern features, such as type-safe queries and the Criteria API. These are only available in JPA 2.0/2.1, and therefore not currently supported by the OSGi JPA Service.</text:p>
      <text:h text:style-name="P47" text:outline-level="2">Application Assembly</text:h>
      <text:p text:style-name="P37">As an application assembler/deployer I wish to assemble an application that uses JPA from a set of bundles. Commonly this task is achieved by defining the core bundles that make up the application as “requirements” and using a resolution step to determine the transitively complete dependency graph.</text:p>
      <text:p text:style-name="P37">The dependencies of my application include:</text:p>
      <text:list xml:id="list5584944008458080830" text:style-name="L2">
        <text:list-item>
          <text:p text:style-name="P38">An OSGi JPA Service extender</text:p>
        </text:list-item>
        <text:list-item>
          <text:p text:style-name="P38">A JPA provider</text:p>
        </text:list-item>
        <text:list-item>
          <text:p text:style-name="P38">An EntityManagerFactory/EntityManagerFactoryBuilder service</text:p>
        </text:list-item>
      </text:list>
      <text:h text:style-name="P47" text:outline-level="2">Runtime Configurability</text:h>
      <text:p text:style-name="P37">As an application assembler I wish to be able to use public persistence units with my own database without repackaging the persistence bundle. This means that I need to be able to provide:</text:p>
      <text:list xml:id="list5676348774812154075" text:style-name="L3">
        <text:list-item>
          <text:p text:style-name="P39">The database connection details (for example URL)</text:p>
        </text:list-item>
        <text:list-item>
          <text:p text:style-name="P39">A configured DataSource for use by the EntityManagerFactory</text:p>
        </text:list-item>
        <text:list-item>
          <text:p text:style-name="P39">The transaction type for the persistence unit</text:p>
        </text:list-item>
      </text:list>
      <text:p text:style-name="P37">In general a persistence unit can then be declared with minimal information, specifically enough information to define the name of the persistence unit, the managed classes for the persistence unit, and any specific mapping information needed for the managed classes. All other behaviour for the persistence unit should be configurable using JPA 2.x standard properties when creating the EntityManagerFactory. </text:p>
      <text:p text:style-name="P40"><text:soft-page-break/>This model allows reusable persistence units to be accessed using resource local or JTA behaviours, and to have the maximum degree of flexibility when configuring the database</text:p>
      <text:h text:style-name="P28" text:outline-level="1">Requirements</text:h>
      <text:p text:style-name="Body">JPA 0010: The solution MUST allow persistence bundles and clients to make use of JPA version 2.1 specification features</text:p>
      <text:p text:style-name="Body">JPA 0020: The solution MUST enable persistence bundles to continue working with future backward compatible versions of the JPA specification</text:p>
      <text:p text:style-name="Body">JPA 0030: The solution MUST enable OSGi JPA applications to be assembled using a resolver operation in the same way that other OSGi applications can be assembled</text:p>
      <text:p text:style-name="Body">JPA 0040: The solution MUST allow for database configuration information to be provided at runtime</text:p>
      <text:p text:style-name="Body">JPA 0050: The solution MUST allow for a configured DataSource to be provided to the EntityManagerFactoryBuilder</text:p>
      <text:p text:style-name="Body">JPA 0060: The solution MUST allow the transaction type of the persistence unit to be changed when using the EntityManagerFactoryBuilder</text:p>
      <text:h text:style-name="P28" text:outline-level="1">Document Support</text:h>
      <text:h text:style-name="P43" text:outline-level="2">References</text:h>
      <text:list xml:id="list3944310522673672468"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
      <text:p text:style-name="P15"/>
      <text:p text:style-name="P15"><text:span text:style-name="T4"/></text:p>
      <text:h text:style-name="P43" text:outline-level="2">Author’s Address</text:h>
      <text:p text:style-name="P18"/>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42">Tim Ward</text:p>
          </table:table-cell>
        </table:table-row>
        <table:table-row table:style-name="Table2.1">
          <table:table-cell table:style-name="Table2.A1" office:value-type="string">
            <text:p text:style-name="P6">Company</text:p>
          </table:table-cell>
          <table:table-cell table:style-name="Table2.B1" office:value-type="string">
            <text:p text:style-name="P42">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41">tim.ward@paremus.com</text:p>
          </table:table-cell>
        </table:table-row>
      </table:table>
      <text:p text:style-name="P18"/>
      <text:h text:style-name="P43"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MT" svg:font-family="ArialMT"/>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58483800E19BA5DB.png" xlink:type="simple" xlink:show="embed" xlink:actuate="onLoad"/></draw:frame><text:tab/><text:user-defined style:data-style-name="N0" text:name="RFP Title">RFP 183: JPA Service Updates</text:user-defined><text:tab/>Page <text:page-number text:select-page="current">9</text:page-number> of <text:page-count style:num-format="1">9</text:page-count></text:p>
        <text:p text:style-name="Header"/>
        <text:p text:style-name="Header"><text:tab/>Draft<text:tab/><text:modification-date style:data-style-name="N121">18 August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8-17T12:48:47.660848000</meta:creation-date>
    <meta:editing-cycles>3</meta:editing-cycles>
    <meta:editing-duration>PT3M23S</meta:editing-duration>
    <meta:initial-creator>Tim Ward</meta:initial-creator>
    <dc:date>2016-08-18T12:14:14.553472000</dc:date>
    <dc:creator>Tim Ward</dc:creator>
    <meta:document-statistic meta:table-count="2" meta:image-count="2" meta:object-count="0" meta:page-count="9" meta:paragraph-count="131" meta:word-count="2645" meta:character-count="17011" meta:non-whitespace-character-count="14505"/>
    <meta:user-defined meta:name="Info"/>
    <meta:user-defined meta:name="Info 3"/>
    <meta:user-defined meta:name="Info 4"/>
    <meta:user-defined meta:name="RFP Title">RFP 183: JPA Service Updates</meta:user-defined>
  </office:meta>
</office:document-meta>
</file>